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7b904" officeooo:paragraph-rsid="0017b904" style:font-weight-asian="bold" style:font-weight-complex="bold"/>
    </style:style>
    <style:style style:name="P2" style:family="paragraph" style:parent-style-name="Standard">
      <style:text-properties officeooo:rsid="0017b904" officeooo:paragraph-rsid="0017b904"/>
    </style:style>
    <style:style style:name="P3" style:family="paragraph" style:parent-style-name="Standard">
      <style:text-properties fo:font-size="18pt" fo:font-weight="bold" officeooo:rsid="0017b904" officeooo:paragraph-rsid="0017b904" style:font-weight-asian="bold" style:font-weight-complex="bold"/>
    </style:style>
    <style:style style:name="P4" style:family="paragraph" style:parent-style-name="Standard">
      <style:text-properties fo:font-style="italic" fo:font-weight="bold" officeooo:rsid="0017b904" officeooo:paragraph-rsid="0017b904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17b904" officeooo:paragraph-rsid="0017b904" style:font-style-asian="normal" style:font-weight-asian="normal" style:font-style-complex="normal" style:font-weight-complex="normal"/>
    </style:style>
    <style:style style:name="P6" style:family="paragraph" style:parent-style-name="Heading_20_3">
      <style:text-properties fo:font-size="18pt" fo:font-style="normal" fo:font-weight="bold" officeooo:rsid="0017b904" officeooo:paragraph-rsid="0017b904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officeooo:paragraph-rsid="0017b904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Heading_20_3">
      <style:text-properties fo:font-size="20pt" fo:font-style="normal" fo:font-weight="bold" officeooo:paragraph-rsid="0017b90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text-properties fo:font-style="normal" fo:font-weight="normal" officeooo:paragraph-rsid="0017b904" style:font-style-asian="normal" style:font-weight-asian="normal" style:font-style-complex="normal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>
      <style:text-properties officeooo:rsid="0017d1da" officeooo:paragraph-rsid="0017d1da"/>
    </style:style>
    <style:style style:name="P14" style:family="paragraph" style:parent-style-name="Preformatted_20_Text">
      <style:text-properties officeooo:rsid="0017d1da" officeooo:paragraph-rsid="0017d1da"/>
    </style:style>
    <style:style style:name="P15" style:family="paragraph" style:parent-style-name="Preformatted_20_Text">
      <style:paragraph-properties fo:margin-top="0in" fo:margin-bottom="0.1965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fo:font-style="normal" fo:font-weight="normal" officeooo:rsid="0017b904" officeooo:paragraph-rsid="0017b904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7b904"/>
    </style:style>
    <style:style style:name="T3" style:family="text">
      <style:text-properties fo:font-style="normal" fo:font-weight="normal" officeooo:rsid="0017b904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nnections:</text:p>
      <text:p text:style-name="P2"/>
      <text:p text:style-name="P3">Step 1: Ensure that your local repository is pointing to correct remote URL.</text:p>
      <text:p text:style-name="P4"/>
      <text:p text:style-name="P4">git remote -v</text:p>
      <text:p text:style-name="P5">If it doesn’t match the repository URL</text:p>
      <text:p text:style-name="P5"><text:span text:style-name="T1">git remote set-url origin</text:span> https://github.com/Omdena-NIC-Nepal/python-syntax-pandeyprakash694.git</text:p>
      <text:p text:style-name="P4"/>
      <text:h text:style-name="P6" text:outline-level="3">Step 2: Authenticate with GitHub</text:h>
      <text:p text:style-name="Text_20_body">Make sure you’re authenticated with GitHub.</text:p>
      <text:p text:style-name="P7"><text:span text:style-name="T2">a) </text:span>Generate an SSH key (if you don’t have one):</text:p>
      <text:p text:style-name="P7"><text:tab/><text:span text:style-name="T1">ssh-keygen -t ed25519 -C "</text:span><text:a xlink:type="simple" xlink:href="mailto:your_email@example.com" text:style-name="Internet_20_link" text:visited-style-name="Visited_20_Internet_20_Link"><text:span text:style-name="T1">your_email@example.com</text:span></text:a><text:span text:style-name="T1">"</text:span></text:p>
      <text:p text:style-name="P7"><text:span text:style-name="T3">b) </text:span>Add the SSH key to your GitHub account:</text:p>
      <text:list text:style-name="L1">
        <text:list-item>
          <text:p text:style-name="P8">Copy the public key:</text:p>
          <text:p text:style-name="P9">cat ~/.ssh/id_ed25519.pub</text:p>
        </text:list-item>
        <text:list-item>
          <text:p text:style-name="P9"><text:span text:style-name="T4">Go to </text:span><text:span text:style-name="Strong_20_Emphasis"><text:span text:style-name="T4">GitHub → Settings → SSH and GPG Keys → New SSH Key</text:span></text:span><text:span text:style-name="T4"> and paste it.</text:span></text:p>
        </text:list-item>
      </text:list>
      <text:p text:style-name="P7"><text:span text:style-name="T3">c) </text:span><text:span text:style-name="T4">Update the remote URL to use SSH:</text:span></text:p>
      <text:p text:style-name="P7"><text:span text:style-name="T4"><text:tab/></text:span><text:span text:style-name="T1">git remote set-url origin </text:span><text:a xlink:type="simple" xlink:href="mailto:git@github.com" text:style-name="Internet_20_link" text:visited-style-name="Visited_20_Internet_20_Link"><text:span text:style-name="T1">git@</text:span><text:span text:style-name="T4">github.com</text:span></text:a><text:span text:style-name="T4">:Omdena-NIC-Nepal/python-syntax-pandeyprakash694.git</text:span></text:p>
      <text:h text:style-name="P10" text:outline-level="3">Step 3: Pull Latest Changes</text:h>
      <text:p text:style-name="Text_20_body">Before pushing, ensure your local branch is up to date with the remote branch:</text:p>
      <text:p text:style-name="P7"><text:span text:style-name="T1">git pull origin</text:span><text:span text:style-name="T4"> assignment_prakashpandey</text:span></text:p>
      <text:p text:style-name="P11">If there are conflicts, resolve them and commit the changes.</text:p>
      <text:h text:style-name="P10" text:outline-level="3">Step 4: Push Your Changes</text:h>
      <text:p text:style-name="Text_20_body">Now, push your changes to the remote repository:</text:p>
      <text:p text:style-name="P7"><text:span text:style-name="T1">git push origin</text:span><text:span text:style-name="T4"> assignment_prakashprakash694</text:span></text:p>
      <text:p text:style-name="P7"><text:span text:style-name="T4"/></text:p>
      <text:h text:style-name="P10" text:outline-level="3">Step 5: Check for Errors</text:h>
      <text:p text:style-name="Text_20_body">If you still encounter errors, check the error message for details. Common issues include:</text:p>
      <text:list text:style-name="L2">
        <text:list-item>
          <text:p text:style-name="P12"><text:span text:style-name="Strong_20_Emphasis">Permission Denied</text:span>: Verify your access to the repository.</text:p>
        </text:list-item>
        <text:list-item>
          <text:p text:style-name="P12"><text:soft-page-break/><text:span text:style-name="Strong_20_Emphasis">Branch Conflicts</text:span>: Rebase or merge your branch with the remote branch.</text:p>
        </text:list-item>
        <text:list-item>
          <text:p text:style-name="P12"><text:span text:style-name="Strong_20_Emphasis">Authentication Failed</text:span>: Double-check your credentials or SSH setup.</text:p>
        </text:list-item>
      </text:list>
      <text:p text:style-name="P7"><text:span text:style-name="T4"/></text:p>
      <text:p text:style-name="P13"><text:span text:style-name="T4">Change to main branch once other branches are updated.</text:span></text:p>
      <text:p text:style-name="P14"><text:span text:style-name="T4"># Switch to main branch</text:span></text:p>
      <text:p text:style-name="P15">git checkout main</text:p>
      <text:p text:style-name="P14"><text:span text:style-name="T4"># Pull latest changes from main</text:span></text:p>
      <text:p text:style-name="P15">git pull origin main</text:p>
      <text:p text:style-name="P14"><text:span text:style-name="T4"># Merge your branch into main</text:span></text:p>
      <text:p text:style-name="P15">git merge assignment_prakashpandey</text:p>
      <text:p text:style-name="P14"><text:span text:style-name="T4"># Push the updated main branch</text:span></text:p>
      <text:p text:style-name="P15">git push origin main</text:p>
      <text:p text:style-name="P13"><text:span text:style-name="T4"/></text:p>
      <text:p text:style-name="P16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11:21.389934045</meta:creation-date>
    <dc:date>2025-01-28T21:31:22.276425118</dc:date>
    <meta:editing-duration>PT9M6S</meta:editing-duration>
    <meta:editing-cycles>2</meta:editing-cycles>
    <meta:generator>LibreOffice/24.8.2.1$MacOSX_AARCH64 LibreOffice_project/0f794b6e29741098670a3b95d60478a65d05ef13</meta:generator>
    <meta:document-statistic meta:table-count="0" meta:image-count="0" meta:object-count="0" meta:page-count="2" meta:paragraph-count="36" meta:word-count="249" meta:character-count="1588" meta:non-whitespace-character-count="1379"/>
  </office:meta>
</office:document-meta>
</file>